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8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6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2.6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0.12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1.08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1.70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42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860d" draw:opacity="62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color="#000000" loext:opacity="100%" fo:font-size="16pt" style:font-size-asian="16pt" style:font-size-complex="1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59cm" svg:height="7.518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9" draw:style-name="gr4" draw:text-style-name="P3" draw:layer="layout" svg:width="0.613cm" svg:height="0.638cm" draw:transform="rotate (-1.5707963267949) translate (20.674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" draw:layer="layout" svg:width="5.388cm" svg:height="7.518cm" draw:transform="rotate (1.5707963267949) translate (10.169cm 9.6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5" draw:layer="layout" svg:width="5.386cm" svg:height="0.607cm" draw:transform="rotate (-1.5707963267949) translate (11.334cm 4.273cm)">
          <text:p text:style-name="P4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7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8" draw:text-style-name="P6" draw:layer="layout" svg:width="0.927cm" svg:height="1.434cm" svg:x="7.841cm" svg:y="5.83cm">
          <text:p text:style-name="P4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9" draw:text-style-name="P6" draw:layer="layout" svg:width="0.99cm" svg:height="1.436cm" svg:x="17.78cm" svg:y="5.954cm">
          <text:p text:style-name="P4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" draw:text-style-name="P7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" draw:text-style-name="P7" draw:layer="layout" svg:width="1.891cm" svg:height="1.012cm" draw:transform="rotate (1.5707963267949) translate (0.632cm 7.424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2" draw:text-style-name="P7" draw:layer="layout" svg:width="1.892cm" svg:height="1.011cm" svg:x="13.273cm" svg:y="2.6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3" draw:text-style-name="P7" draw:layer="layout" svg:width="1.917cm" svg:height="1.013cm" svg:x="4.124cm" svg:y="1.329cm">
          <text:p text:style-name="P8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4" draw:text-style-name="P7" draw:layer="layout" svg:width="1.918cm" svg:height="1.013cm" draw:transform="rotate (1.5707963267949) translate (8.509cm 7.638cm)">
          <text:p text:style-name="P8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5" draw:text-style-name="P7" draw:layer="layout" svg:width="1.891cm" svg:height="1.012cm" draw:transform="rotate (1.5707963267949) translate (18.532cm 7.525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6" draw:text-style-name="P7" draw:layer="layout" svg:width="1.892cm" svg:height="1.011cm" svg:x="22.873cm" svg:y="1.3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2.864cm" svg:height="0.962cm" svg:x="22.536cm" svg:y="6.793cm">
          <draw:text-box>
            <text:p>Matrix C</text:p>
          </draw:text-box>
        </draw:frame>
        <draw:frame draw:style-name="gr18" draw:text-style-name="P9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19" draw:text-style-name="P10" draw:layer="layout" svg:width="5.386cm" svg:height="0.607cm" draw:transform="rotate (-1.5707963267949) translate (10.735cm 4.27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0" draw:text-style-name="P10" draw:layer="layout" svg:width="5.386cm" svg:height="0.607cm" draw:transform="rotate (-1.5707963267949) translate (11.337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1" draw:text-style-name="P10" draw:layer="layout" svg:width="5.386cm" svg:height="0.607cm" draw:transform="rotate (-1.5707963267949) translate (11.939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2" draw:text-style-name="P10" draw:layer="layout" svg:width="5.386cm" svg:height="0.607cm" draw:transform="rotate (-1.5707963267949) translate (12.541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0" draw:style-name="gr4" draw:text-style-name="P3" draw:layer="layout" svg:width="0.613cm" svg:height="0.638cm" draw:transform="rotate (-1.5707963267949) translate (20.677cm 5.8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4" draw:text-style-name="P3" draw:layer="layout" svg:width="0.613cm" svg:height="0.638cm" draw:transform="rotate (-1.5707963267949) translate (21.312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4" draw:text-style-name="P3" draw:layer="layout" svg:width="0.613cm" svg:height="0.638cm" draw:transform="rotate (-1.5707963267949) translate (21.313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4" draw:text-style-name="P3" draw:layer="layout" svg:width="0.613cm" svg:height="0.638cm" draw:transform="rotate (-1.5707963267949) translate (21.953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4" draw:text-style-name="P3" draw:layer="layout" svg:width="0.613cm" svg:height="0.638cm" draw:transform="rotate (-1.5707963267949) translate (22.587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4" draw:text-style-name="P3" draw:layer="layout" svg:width="0.613cm" svg:height="0.638cm" draw:transform="rotate (-1.5707963267949) translate (21.954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4" draw:text-style-name="P3" draw:layer="layout" svg:width="0.613cm" svg:height="0.638cm" draw:transform="rotate (-1.5707963267949) translate (22.588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1" draw:layer="layout" svg:width="2.915cm" svg:height="0.806cm" svg:x="19.846cm" svg:y="4.41cm">
          <draw:text-box>
            <text:p><text:span text:style-name="T4">Workgroup</text:span></text:p>
          </draw:text-box>
        </draw:frame>
        <draw:custom-shape draw:name="Rectangle 8_ 1" draw:style-name="gr24" draw:text-style-name="P12" draw:layer="layout" svg:width="5.36cm" svg:height="0.607cm" svg:x="2.341cm" svg:y="5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7" draw:style-name="gr25" draw:text-style-name="P13" draw:layer="layout" svg:width="3.785cm" svg:height="0.61cm" svg:x="10.128cm" svg:y="5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" draw:style-name="gr26" draw:text-style-name="P13" draw:layer="layout" svg:width="3.785cm" svg:height="0.61cm" svg:x="13.904cm" svg:y="5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0" draw:style-name="gr27" draw:text-style-name="P13" draw:layer="layout" svg:width="3.785cm" svg:height="0.61cm" svg:x="10.128cm" svg:y="5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1" draw:style-name="gr28" draw:text-style-name="P13" draw:layer="layout" svg:width="3.785cm" svg:height="0.61cm" svg:x="13.904cm" svg:y="5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5" draw:style-name="gr29" draw:text-style-name="P13" draw:layer="layout" svg:width="3.159cm" svg:height="0.61cm" svg:x="4.542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6" draw:style-name="gr30" draw:text-style-name="P13" draw:layer="layout" svg:width="0.626cm" svg:height="0.61cm" svg:x="2.342cm" svg:y="6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3" draw:style-name="gr31" draw:text-style-name="P13" draw:layer="layout" svg:width="1.58cm" svg:height="0.61cm" svg:x="6.121cm" svg:y="5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2" draw:style-name="gr32" draw:text-style-name="P13" draw:layer="layout" svg:width="3.785cm" svg:height="0.61cm" svg:x="2.342cm" svg:y="5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7" draw:style-name="gr33" draw:text-style-name="P12" draw:layer="layout" svg:width="5.36cm" svg:height="0.607cm" svg:x="2.341cm" svg:y="5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4" draw:style-name="gr34" draw:text-style-name="P13" draw:layer="layout" svg:width="2.205cm" svg:height="0.61cm" svg:x="2.367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" draw:style-name="gr35" draw:text-style-name="P13" draw:layer="layout" svg:width="3.785cm" svg:height="0.61cm" svg:x="11.491cm" svg:y="10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5" draw:layer="layout" svg:width="3.452cm" svg:height="0.878cm" svg:x="11.804cm" svg:y="10.561cm">
          <draw:text-box>
            <text:p text:style-name="P14"><text:span text:style-name="T5">Cache lines</text:span></text:p>
          </draw:text-box>
        </draw:frame>
        <draw:custom-shape draw:name="Rectangle 8_ 3" draw:style-name="gr37" draw:text-style-name="P13" draw:layer="layout" svg:width="3.785cm" svg:height="0.61cm" svg:x="10.128cm" svg:y="6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4" draw:style-name="gr38" draw:text-style-name="P13" draw:layer="layout" svg:width="3.785cm" svg:height="0.61cm" svg:x="10.128cm" svg:y="7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5" draw:style-name="gr39" draw:text-style-name="P13" draw:layer="layout" svg:width="3.785cm" svg:height="0.61cm" svg:x="13.904cm" svg:y="6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" draw:style-name="gr40" draw:text-style-name="P13" draw:layer="layout" svg:width="3.785cm" svg:height="0.61cm" svg:x="13.904cm" svg:y="7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9" draw:layer="layout" svg:width="2.83cm" svg:height="0.962cm" svg:x="13.208cm" svg:y="6.477cm">
          <draw:text-box>
            <text:p>Matrix B</text:p>
          </draw:text-box>
        </draw:frame>
        <draw:custom-shape draw:name="Straight Arrow Connector 16" draw:style-name="gr42" draw:text-style-name="P2" draw:layer="layout" svg:width="0.001cm" svg:height="4.816cm" svg:x="12.954cm" svg:y="4.455cm">
          <text:p/>
          <draw:enhanced-geometry draw:mirror-horizontal="false" draw:mirror-vertical="fals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5-13T14:12:44.719335083</dc:date>
    <meta:editing-duration>PT2H38M9S</meta:editing-duration>
    <meta:editing-cycles>20</meta:editing-cycles>
    <meta:generator>LibreOffice/7.2.5.1$Linux_X86_64 LibreOffice_project/20$Build-1</meta:generator>
    <meta:document-statistic meta:object-count="54"/>
  </office:meta>
</office:document-meta>
</file>